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800000150747E9FB1.png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6.2201in" fo:margin-left="0.075in" fo:margin-right="-0.0229in" style:page-number="auto" table:align="margins"/>
    </style:style>
    <style:style style:name="Table1.A" style:family="table-column">
      <style:table-column-properties style:column-width="1.0451in" style:rel-column-width="11013*"/>
    </style:style>
    <style:style style:name="Table1.B" style:family="table-column">
      <style:table-column-properties style:column-width="5.175in" style:rel-column-width="54522*"/>
    </style:style>
    <style:style style:name="Table1.1" style:family="table-row">
      <style:table-row-properties style:min-row-height="1.1306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9pt" fo:font-weight="bold"/>
    </style:style>
    <style:style style:name="P2" style:family="paragraph" style:parent-style-name="Text_20_body">
      <style:paragraph-properties fo:margin-top="0in" fo:margin-bottom="0in" fo:text-align="center" style:justify-single-word="false"/>
      <style:text-properties fo:font-size="9pt" fo:font-weight="bold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font-size="9pt"/>
    </style:style>
    <style:style style:name="P4" style:family="paragraph" style:parent-style-name="Text_20_body">
      <style:paragraph-properties fo:margin-top="0in" fo:margin-bottom="0in" fo:text-align="center" style:justify-single-word="false"/>
    </style:style>
    <style:style style:name="P5" style:family="paragraph" style:parent-style-name="Text_20_body">
      <style:paragraph-properties fo:margin-top="0in" fo:margin-bottom="0in" fo:text-align="center" style:justify-single-word="false">
        <style:tab-stops>
          <style:tab-stop style:position="4.4043in"/>
        </style:tab-stops>
      </style:paragraph-properties>
    </style:style>
    <style:style style:name="P6" style:family="paragraph" style:parent-style-name="Normal">
      <style:paragraph-properties fo:text-align="center" style:justify-single-word="false" fo:break-before="page"/>
    </style:style>
    <style:style style:name="P7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8" style:family="paragraph" style:parent-style-name="Normal">
      <style:paragraph-properties fo:text-align="center" style:justify-single-word="false">
        <style:tab-stops>
          <style:tab-stop style:position="4.4043in"/>
        </style:tab-stops>
      </style:paragraph-properties>
      <style:text-properties fo:font-size="18pt" fo:language="sv" fo:country="SE" style:font-size-asian="18pt" style:font-size-complex="18pt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text-properties fo:language="id" fo:country="ID"/>
    </style:style>
    <style:style style:name="P11" style:family="paragraph" style:parent-style-name="Normal">
      <style:paragraph-properties fo:text-align="center" style:justify-single-word="false"/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2" style:family="paragraph" style:parent-style-name="Normal">
      <style:text-properties fo:color="#ff0000"/>
    </style:style>
    <style:style style:name="P13" style:family="paragraph" style:parent-style-name="Normal">
      <style:paragraph-properties fo:margin-left="0in" fo:margin-right="0in" fo:text-indent="0.5in" style:auto-text-indent="false"/>
    </style:style>
    <style:style style:name="P14" style:family="paragraph" style:parent-style-name="Normal">
      <style:paragraph-properties fo:margin-left="0.5in" fo:margin-right="0in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0.5in" fo:margin-right="0in" fo:text-align="justify" style:justify-single-word="false" fo:text-indent="0in" style:auto-text-indent="false">
        <style:tab-stops/>
      </style:paragraph-properties>
    </style:style>
    <style:style style:name="P16" style:family="paragraph" style:parent-style-name="Normal">
      <style:paragraph-properties fo:margin-left="0.5in" fo:margin-right="0in" fo:text-indent="0in" style:auto-text-indent="false">
        <style:tab-stops>
          <style:tab-stop style:position="1.6055in"/>
        </style:tab-stops>
      </style:paragraph-properties>
      <style:text-properties fo:language="id" fo:country="ID"/>
    </style:style>
    <style:style style:name="P17" style:family="paragraph" style:parent-style-name="Normal">
      <style:paragraph-properties fo:margin-left="0.75in" fo:margin-right="0in" fo:text-align="justify" style:justify-single-word="false" fo:text-indent="0in" style:auto-text-indent="false">
        <style:tab-stops/>
      </style:paragraph-properties>
      <style:text-properties fo:language="id" fo:country="ID"/>
    </style:style>
    <style:style style:name="P18" style:family="paragraph" style:parent-style-name="Normal">
      <style:paragraph-properties fo:margin-left="3.5in" fo:margin-right="0in" fo:text-indent="0in" style:auto-text-indent="false">
        <style:tab-stops/>
      </style:paragraph-properties>
    </style:style>
    <style:style style:name="P19" style:family="paragraph" style:parent-style-name="Normal">
      <style:paragraph-properties fo:margin-left="4in" fo:margin-right="0in" fo:text-indent="0in" style:auto-text-indent="false">
        <style:tab-stops/>
      </style:paragraph-properties>
    </style:style>
    <style:style style:name="P20" style:family="paragraph" style:parent-style-name="Normal">
      <style:paragraph-properties fo:margin-left="3in" fo:margin-right="0in" fo:text-indent="0.5in" style:auto-text-indent="false">
        <style:tab-stops/>
      </style:paragraph-properties>
    </style:style>
    <style:style style:name="P21" style:family="paragraph" style:parent-style-name="Normal" style:list-style-name="L1"/>
    <style:style style:name="P22" style:family="paragraph" style:parent-style-name="Normal" style:list-style-name="L2">
      <style:paragraph-properties fo:text-align="justify" style:justify-single-word="false"/>
      <style:text-properties fo:language="id" fo:country="ID"/>
    </style:style>
    <style:style style:name="P23" style:family="paragraph" style:parent-style-name="Normal" style:list-style-name="L1">
      <style:paragraph-properties fo:text-align="justify" style:justify-single-word="false"/>
      <style:text-properties fo:language="id" fo:country="ID"/>
    </style:style>
    <style:style style:name="P24" style:family="paragraph" style:parent-style-name="List_20_Paragraph" style:list-style-name="L3">
      <style:text-properties fo:language="id" fo:country="ID"/>
    </style:style>
    <style:style style:name="T1" style:family="text">
      <style:text-properties fo:font-size="20pt" fo:language="sv" fo:country="SE" style:font-size-asian="20pt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sv" fo:country="SE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language="id" fo:country="ID" style:font-size-asian="8pt" style:font-size-complex="8pt"/>
    </style:style>
    <style:style style:name="T7" style:family="text">
      <style:text-properties style:use-window-font-color="true" fo:language="id" fo:country="ID" fo:font-weight="bold" style:font-weight-asian="bold" style:font-weight-complex="bold"/>
    </style:style>
    <style:style style:name="T8" style:family="text">
      <style:text-properties style:use-window-font-color="true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1in" fo:padding-right="0.1in" fo:padding-top="0.05in" fo:padding-bottom="0.05in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417in" svg:stroke-color="#000000" svg:stroke-opacity="100%" draw:stroke-linejoin="round" svg:stroke-linecap="butt" draw:fill="none" fo:padding-top="0.0138in" fo:padding-bottom="0.0138in" fo:padding-left="0.0138in" fo:padding-right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Text Box 10" text:anchor-type="paragraph" svg:x="-0.0752in" svg:y="0in" svg:width="0.878in" style:rel-width="scale" svg:height="1.0091in" style:rel-height="scale" draw:z-index="0"><draw:text-box><text:p text:style-name="Normal"><text:span text:style-name="Default_20_Paragraph_20_Font"><text:span text:style-name="T3"><draw:frame draw:style-name="fr3" draw:name="Picture 7" text:anchor-type="as-char" svg:y="0in" svg:width="0.6772in" style:rel-width="scale" svg:height="0.9063in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> <text:s/></text:span></text:span></text:p>
            <text:p text:style-name="P7"/>
          </table:table-cell>
          <table:table-cell table:style-name="Table1.A1" office:value-type="string">
            <text:p text:style-name="P8">PEMERINTAH KOTA YOGYAKARTA</text:p>
            <text:p text:style-name="P8">DINAS PENDIDIKAN</text:p>
            <text:p text:style-name="P5"><text:span text:style-name="Default_20_Paragraph_20_Font"><text:span text:style-name="T4"> Jl. Hayam Wuruk No 11 </text:span></text:span><text:span text:style-name="Default_20_Paragraph_20_Font"><text:span text:style-name="T6">Yogyakarta Kode Pos : 552</text:span></text:span><text:span text:style-name="Default_20_Paragraph_20_Font"><text:span text:style-name="T4">12 </text:span></text:span><text:span text:style-name="Default_20_Paragraph_20_Font"><text:span text:style-name="T6">Telepon (0274) 512956, 563078, Fax (0274) 512956</text:span></text:span></text:p>
            <text:p text:style-name="P4"><text:span text:style-name="T5">EMAIL: </text:span><text:a xlink:type="simple" xlink:href="mailto:pendidikan@jogja.go.id" text:style-name="Internet_20_link" text:visited-style-name="Visited_20_Internet_20_Link"><text:span text:style-name="T5">pendidikan@jogja.go.id</text:span></text:a><text:span text:style-name="T5"> EMAIL INTRANET :</text:span><text:a xlink:type="simple" xlink:href="mailto:pendidikan@intra.jogja.go.id" text:style-name="Internet_20_link" text:visited-style-name="Visited_20_Internet_20_Link"><text:span text:style-name="T5">pendidikan@intra.jogja.go.id</text:span></text:a></text:p>
            <text:p text:style-name="P4"><text:span text:style-name="T6">HOTLINE SMS : 08122780001,2740 HOT LINE EMAIL : </text:span><text:a xlink:type="simple" xlink:href="mailto:upik@jogjakota.go.id" text:style-name="Internet_20_link" text:visited-style-name="Visited_20_Internet_20_Link"><text:span text:style-name="T5">upik@jogjakota.go.id</text:span></text:a></text:p>
            <text:p text:style-name="P5"><text:span text:style-name="Default_20_Paragraph_20_Font"><text:span text:style-name="T6">WEB SITE : </text:span></text:span><text:a xlink:type="simple" xlink:href="http://www.jogjakota.go.id/" text:style-name="Internet_20_link" text:visited-style-name="Visited_20_Internet_20_Link"><text:span text:style-name="Default_20_Paragraph_20_Font"><text:span text:style-name="T4">www.jogjakota.go.id</text:span></text:span></text:a></text:p>
          </table:table-cell>
        </table:table-row>
      </table:table>
      <text:p text:style-name="Normal"><draw:connector text:anchor-type="paragraph" draw:z-index="2" draw:name="Line 9" draw:style-name="gr1" draw:type="line" svg:x1="0in" svg:y1="-0.0043in" svg:x2="6.3028in" svg:y2="-0.0043in" svg:d="M0-12h16009"><text:p/></draw:connector><text:span text:style-name="Default_20_Paragraph_20_Font"><text:span text:style-name="T3"/></text:span></text:p>
      <text:p text:style-name="P11">SURAT IJIN CUTI BERSALIN</text:p>
      <text:p text:style-name="Normal"><text:span text:style-name="Default_20_Paragraph_20_Font"><text:span text:style-name="T2"><text:s text:c="30"/></text:span></text:span><text:span text:style-name="Default_20_Paragraph_20_Font"><text:span text:style-name="T2"><text:s text:c="25"/>Nomor :</text:span></text:span></text:p>
      <text:p text:style-name="P10"/>
      <text:p text:style-name="P10"><text:s text:c="24"/></text:p>
      <text:list xml:id="list8710932267517535703" text:style-name="L1">
        <text:list-header>
          <text:p text:style-name="P21"><text:span text:style-name="Default_20_Paragraph_20_Font"><text:span text:style-name="T2">Diberikan cuti bersalin <text:s/></text:span></text:span><text:s/><text:span text:style-name="Default_20_Paragraph_20_Font"><text:span text:style-name="T2">kepada Pegawai Negeri Sipil:</text:span></text:span><text:tab/><text:tab/></text:p>
        </text:list-header>
      </text:list>
      <text:p text:style-name="P9"/>
      <text:p text:style-name="P13">Nama<text:tab/><text:tab/><text:tab/>: [onshow.nama1]</text:p>
      <text:p text:style-name="P13">NIP<text:tab/><text:tab/><text:tab/>: [onshow.NIP1]</text:p>
      <text:p text:style-name="P14">Pangkat/Gol Ruang<text:tab/>: [onshow.pangkat1], [onshow.golongan1]</text:p>
      <text:p text:style-name="P14">Jabatan<text:tab/><text:tab/>: [onshow.jabatan1]</text:p>
      <text:p text:style-name="P13">Unit Kerja<text:tab/><text:tab/>: [onshow.unit_kerja1]</text:p>
      <text:p text:style-name="P13">Instansi<text:tab/><text:tab/>: [onshow.instansi1]</text:p>
      <text:p text:style-name="P14"/>
      <text:p text:style-name="P15"><text:span text:style-name="Default_20_Paragraph_20_Font"><text:span text:style-name="T2">Terhitung mulai tanggal </text:span></text:span><text:span text:style-name="Default_20_Paragraph_20_Font"><text:span text:style-name="T7">[onshow.tanggalmulai1] s</text:span></text:span><text:span text:style-name="T8">.d</text:span><text:span text:style-name="Default_20_Paragraph_20_Font"><text:span text:style-name="T8">.</text:span></text:span><text:span text:style-name="Default_20_Paragraph_20_Font"><text:span text:style-name="T7"> [onshow.tanggalselesai1]</text:span></text:span><text:span text:style-name="T8">,</text:span> dengan ketentuan sebagai berikut:</text:p>
      <text:p text:style-name="P16"><text:tab/></text:p>
      <text:list xml:id="list614943076493631355" text:style-name="L2">
        <text:list-item>
          <text:p text:style-name="P22">Setelah menjalankan persalinan yang bersangkutan supaya memberitahukan tanggal persalinan kepada pejabat yang berwenang memberi cuti.</text:p>
        </text:list-item>
        <text:list-item>
          <text:p text:style-name="P22">Setelah menjalankan cuti bersalin wajib melaporkan diri kepada atasan langsung dan bekerja sebagaimana mestinya.</text:p>
        </text:list-item>
      </text:list>
      <text:p text:style-name="P17"/>
      <text:list xml:id="list32528680" text:style-name="L1">
        <text:list-header>
          <text:p text:style-name="P23">Demikian surat izin cuti bersalin ini dibuat untuk dapat digunakan sebagaimana mestinya. <text:s text:c="3"/></text:p>
        </text:list-header>
      </text:list>
      <text:p text:style-name="P10"/>
      <text:p text:style-name="P18"/>
      <text:p text:style-name="P18">Yogyakarta, [onshow.tanggal]</text:p>
      <text:p text:style-name="Normal"><text:tab/><text:tab/><text:tab/><text:tab/><text:tab/><text:tab/><text:tab/>Kepala</text:p>
      <text:p text:style-name="P19"/>
      <text:p text:style-name="P19"/>
      <text:p text:style-name="P19"/>
      <text:p text:style-name="P19"/>
      <text:p text:style-name="P18">Drs. Edy Heri Suasana, M.Pd</text:p>
      <text:p text:style-name="P20">NIP 19610605 198401 1 005</text:p>
      <text:p text:style-name="Normal"/>
      <text:p text:style-name="P12">Tembusan</text:p>
      <text:list xml:id="list622839951240895933" text:style-name="L3">
        <text:list-item>
          <text:p text:style-name="P24"/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ID" fo:font-style="normal" style:text-underline-style="none" fo:font-weight="normal" style:letter-kerning="false" style:font-size-asian="10pt" style:language-asian="en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ID" fo:font-style="normal" style:text-underline-style="none" fo:font-weight="normal" style:letter-kerning="false" fo:background-color="transparent" style:font-name-asian="Times New Roman" style:font-size-asian="10pt" style:language-asian="en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9pt" fo:font-weight="bold"/>
    </style:style>
    <style:style style:name="MP2" style:family="paragraph" style:parent-style-name="Text_20_body">
      <style:paragraph-properties fo:margin-top="0in" fo:margin-bottom="0in" fo:text-align="center" style:justify-single-word="false"/>
      <style:text-properties fo:font-size="9pt" fo:font-weight="bold"/>
    </style:style>
    <style:style style:name="MP3" style:family="paragraph" style:parent-style-name="Text_20_body">
      <style:paragraph-properties fo:margin-top="0in" fo:margin-bottom="0in" fo:text-align="center" style:justify-single-word="false"/>
      <style:text-properties fo:font-size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4598in" fo:page-height="12.9902in" style:num-format="1" style:print-orientation="portrait" fo:margin-top="1in" fo:margin-bottom="1in" fo:margin-left="1.25in" fo:margin-right="0.93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draw:frame draw:style-name="Mfr1" draw:name="graphics1" text:anchor-type="paragraph" svg:x="0in" svg:y="-0.002in" svg:width="0.7516in" svg:height="1.0925in" draw:z-index="3"><draw:image xlink:href="Pictures/10000201000000B800000150747E9FB1.png" xlink:type="simple" xlink:show="embed" xlink:actuate="onLoad"/></draw:frame></text:p>
        <text:p text:style-name="MP2"/>
        <text:p text:style-name="MP2"/>
        <text:p text:style-name="MP2">SEGORO  AMARTO</text:p>
        <text:p text:style-name="MP3">SEMANGAT GOTONG ROYONG AGAWE MAJUNE  NGAYOGYAKARTO</text:p>
        <text:p text:style-name="MP3">KEMANDIRIAN – KEDISIPLINAN – KEPEDULIAN – KEBERSAMAAN 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DarkUser</meta:initial-creator>
    <meta:creation-date>2016-02-02T03:30:00Z</meta:creation-date>
    <dc:date>2016-02-11T17:00:25.19</dc:date>
    <meta:print-date>2007-04-25T18:47:00Z</meta:print-date>
    <meta:editing-cycles>9</meta:editing-cycles>
    <meta:editing-duration>PT3M33S</meta:editing-duration>
    <meta:document-statistic meta:table-count="1" meta:image-count="2" meta:object-count="0" meta:page-count="1" meta:paragraph-count="31" meta:word-count="156" meta:character-count="1347"/>
    <meta:template xlink:type="simple" xlink:actuate="onRequest" xlink:title="" xlink:href="Normal.dotm"/>
  </office:meta>
</office:document-meta>
</file>